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C000006277538A8BB.png" manifest:media-type="image/png"/>
  <manifest:file-entry manifest:full-path="Pictures/100000010000007E0000035F203275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3.402cm" fo:min-width="13.924cm" fo:padding-top="0.139cm" fo:padding-bottom="0.139cm" fo:padding-left="0.264cm" fo:padding-right="0.264cm" loext:decorative="false"/>
    </style:style>
    <style:style style:name="gr2" style:family="graphic" style:parent-style-name="standard">
      <style:graphic-properties svg:stroke-width="0.018cm" svg:stroke-color="#dcdcdc" draw:marker-start-width="0.227cm" draw:marker-end-width="0.227cm" draw:fill-color="#ffffff" draw:textarea-horizontal-align="justify" draw:textarea-vertical-align="middle" draw:auto-grow-height="false" fo:min-height="11.732cm" fo:min-width="11.529cm" fo:padding-top="0.134cm" fo:padding-bottom="0.134cm" fo:padding-left="0.259cm" fo:padding-right="0.259cm" loext:decorative="false"/>
    </style:style>
    <style:style style:name="gr3" style:family="graphic" style:parent-style-name="objectwithoutfill">
      <style:graphic-properties svg:stroke-color="#dcdcdc" draw:fill="none" draw:textarea-vertical-align="middl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018cm" svg:stroke-color="#dcdcdc" draw:marker-start-width="0.227cm" draw:marker-end-width="0.227cm" draw:fill-color="#ffffff" draw:textarea-horizontal-align="justify" draw:textarea-vertical-align="middle" draw:auto-grow-height="false" fo:min-height="11.714cm" fo:min-width="11.511cm" fo:padding-top="0.134cm" fo:padding-bottom="0.134cm" fo:padding-left="0.259cm" fo:padding-right="0.259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52cm" svg:height="23.68cm" svg:x="2.97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29cm" svg:height="11.982cm" svg:x="3.274cm" svg:y="2.89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715cm" svg:y1="16.662cm" svg:x2="19.092cm" svg:y2="14.159cm">
          <text:p/>
        </draw:line>
        <draw:line draw:style-name="gr3" draw:text-style-name="P2" draw:layer="layout" svg:x1="2.623cm" svg:y1="25.028cm" svg:x2="20cm" svg:y2="22.525cm">
          <text:p/>
        </draw:line>
        <draw:line draw:style-name="gr3" draw:text-style-name="P2" draw:layer="layout" svg:x1="1.693cm" svg:y1="21.381cm" svg:x2="19.07cm" svg:y2="18.878cm">
          <text:p/>
        </draw:line>
        <draw:frame draw:style-name="gr4" draw:text-style-name="P2" draw:layer="layout" svg:width="1.875cm" svg:height="12.841cm" svg:x="5.394cm" svg:y="8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11.065cm" svg:y="7.26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11.867cm" svg:y="10.837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6.219cm" svg:y="12.364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9.915cm" svg:height="13.234cm" svg:x="4.689cm" svg:y="3.178cm">
          <draw:image xlink:href="Pictures/100000010000049C000006277538A8BB.png" xlink:type="simple" xlink:show="embed" xlink:actuate="onLoad" draw:mime-type="image/png">
            <text:p/>
          </draw:image>
        </draw:frame>
        <draw:line draw:style-name="gr3" draw:text-style-name="P2" draw:layer="layout" svg:x1="4.433cm" svg:y1="8.581cm" svg:x2="6.647cm" svg:y2="18.818cm">
          <text:p/>
        </draw:line>
        <draw:line draw:style-name="gr3" draw:text-style-name="P2" draw:layer="layout" svg:x1="4.896cm" svg:y1="16.089cm" svg:x2="7.11cm" svg:y2="26.326cm">
          <text:p/>
        </draw:line>
        <draw:line draw:style-name="gr3" draw:text-style-name="P2" draw:layer="layout" svg:x1="10.617cm" svg:y1="15.23cm" svg:x2="12.831cm" svg:y2="25.467cm">
          <text:p/>
        </draw:line>
      </draw:page>
      <draw:page draw:name="page2" draw:style-name="dp1" draw:master-page-name="Default">
        <draw:custom-shape draw:style-name="gr1" draw:text-style-name="P1" draw:layer="layout" svg:width="14.452cm" svg:height="23.68cm" svg:x="2.977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029cm" svg:height="11.982cm" svg:x="3.274cm" svg:y="2.89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715cm" svg:y1="16.662cm" svg:x2="19.092cm" svg:y2="14.159cm">
          <text:p/>
        </draw:line>
        <draw:line draw:style-name="gr3" draw:text-style-name="P2" draw:layer="layout" svg:x1="2.623cm" svg:y1="25.028cm" svg:x2="20cm" svg:y2="22.525cm">
          <text:p/>
        </draw:line>
        <draw:line draw:style-name="gr3" draw:text-style-name="P2" draw:layer="layout" svg:x1="1.693cm" svg:y1="21.381cm" svg:x2="19.07cm" svg:y2="18.878cm">
          <text:p/>
        </draw:line>
        <draw:frame draw:style-name="gr4" draw:text-style-name="P2" draw:layer="layout" svg:width="9.915cm" svg:height="13.234cm" svg:x="4.689cm" svg:y="3.178cm">
          <draw:image xlink:href="Pictures/100000010000049C000006277538A8BB.png" xlink:type="simple" xlink:show="embed" xlink:actuate="onLoad" draw:mime-type="image/png">
            <text:p/>
          </draw:image>
        </draw:frame>
        <draw:line draw:style-name="gr3" draw:text-style-name="P2" draw:layer="layout" svg:x1="4.433cm" svg:y1="8.581cm" svg:x2="6.647cm" svg:y2="18.818cm">
          <text:p/>
        </draw:line>
        <draw:line draw:style-name="gr3" draw:text-style-name="P2" draw:layer="layout" svg:x1="4.896cm" svg:y1="16.089cm" svg:x2="7.11cm" svg:y2="26.326cm">
          <text:p/>
        </draw:line>
        <draw:line draw:style-name="gr3" draw:text-style-name="P2" draw:layer="layout" svg:x1="10.617cm" svg:y1="15.23cm" svg:x2="12.831cm" svg:y2="25.467cm">
          <text:p/>
        </draw:line>
      </draw:page>
      <draw:page draw:name="page3" draw:style-name="dp1" draw:master-page-name="Default">
        <draw:custom-shape draw:style-name="gr1" draw:text-style-name="P1" draw:layer="layout" svg:width="14.452cm" svg:height="23.68cm" svg:x="2.977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029cm" svg:height="11.982cm" svg:x="3.274cm" svg:y="2.89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715cm" svg:y1="16.662cm" svg:x2="19.092cm" svg:y2="14.159cm">
          <text:p/>
        </draw:line>
        <draw:line draw:style-name="gr3" draw:text-style-name="P2" draw:layer="layout" svg:x1="2.623cm" svg:y1="25.028cm" svg:x2="20cm" svg:y2="22.525cm">
          <text:p/>
        </draw:line>
        <draw:line draw:style-name="gr3" draw:text-style-name="P2" draw:layer="layout" svg:x1="1.693cm" svg:y1="21.381cm" svg:x2="19.07cm" svg:y2="18.878cm">
          <text:p/>
        </draw:line>
        <draw:frame draw:style-name="gr4" draw:text-style-name="P2" draw:layer="layout" svg:width="1.875cm" svg:height="12.841cm" svg:x="5.394cm" svg:y="8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11.065cm" svg:y="7.26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11.867cm" svg:y="10.837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6.219cm" svg:y="12.364cm">
          <draw:image xlink:href="Pictures/100000010000007E0000035F20327573.png" xlink:type="simple" xlink:show="embed" xlink:actuate="onLoad" draw:mime-type="image/png">
            <text:p/>
          </draw:image>
        </draw:frame>
        <draw:line draw:style-name="gr3" draw:text-style-name="P2" draw:layer="layout" svg:x1="4.433cm" svg:y1="8.581cm" svg:x2="6.647cm" svg:y2="18.818cm">
          <text:p/>
        </draw:line>
        <draw:line draw:style-name="gr3" draw:text-style-name="P2" draw:layer="layout" svg:x1="4.896cm" svg:y1="16.089cm" svg:x2="7.11cm" svg:y2="26.326cm">
          <text:p/>
        </draw:line>
        <draw:line draw:style-name="gr3" draw:text-style-name="P2" draw:layer="layout" svg:x1="10.617cm" svg:y1="15.23cm" svg:x2="12.831cm" svg:y2="25.46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9:16:43.132000000</meta:creation-date>
    <dc:date>2024-09-12T17:46:17.303653293</dc:date>
    <meta:editing-duration>PT8H47M6S</meta:editing-duration>
    <meta:editing-cycles>5</meta:editing-cycles>
    <meta:generator>LibreOffice/7.6.7.2$Linux_X86_64 LibreOffice_project/60$Build-2</meta:generator>
    <meta:document-statistic meta:object-count="34"/>
  </office:meta>
</office:document-meta>
</file>